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000000" fo:min-height="0.4cm"/>
    </style:style>
    <style:style style:name="gr4" style:family="graphic" style:parent-style-name="standard">
      <style:graphic-properties draw:stroke="none" draw:fill="none" fo:min-height="0.338cm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-33% 58%" fo:font-size="9pt" style:font-size-asian="9pt" style:font-size-complex="9pt"/>
    </style:style>
    <style:style style:name="T4" style:family="text">
      <style:text-properties style:text-position="0% 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11cm" svg:y1="1.528cm" svg:x2="4.611cm" svg:y2="6.812cm">
          <text:p/>
        </draw:line>
        <draw:line draw:style-name="gr1" draw:text-style-name="P1" draw:layer="layout" svg:x1="1.969cm" svg:y1="4.17cm" svg:x2="7.253cm" svg:y2="4.17cm">
          <text:p/>
        </draw:line>
        <draw:custom-shape draw:style-name="gr2" draw:text-style-name="P1" draw:layer="layout" svg:width="0.793cm" svg:height="0.793cm" svg:x="4.214cm" svg:y="3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3cm" svg:height="0.793cm" svg:x="4.214cm" svg:y="1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3cm" svg:height="0.793cm" svg:x="6.856cm" svg:y="3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3cm" svg:height="0.793cm" svg:x="1.572cm" svg:y="3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3cm" svg:height="0.793cm" svg:x="4.214cm" svg:y="6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cm" svg:height="0.65cm" svg:x="4.148cm" svg:y="3.85cm">
          <draw:text-box>
            <text:p><text:span text:style-name="T1">+4</text:span></text:p>
          </draw:text-box>
        </draw:frame>
        <draw:frame draw:style-name="gr3" draw:text-style-name="P2" draw:layer="layout" svg:width="0.815cm" svg:height="0.65cm" svg:x="6.856cm" svg:y="3.85cm">
          <draw:text-box>
            <text:p><text:span text:style-name="T1">-1</text:span></text:p>
          </draw:text-box>
        </draw:frame>
        <draw:frame draw:style-name="gr3" draw:text-style-name="P2" draw:layer="layout" svg:width="0.815cm" svg:height="0.65cm" svg:x="4.214cm" svg:y="6.481cm">
          <draw:text-box>
            <text:p><text:span text:style-name="T1">-1</text:span></text:p>
          </draw:text-box>
        </draw:frame>
        <draw:frame draw:style-name="gr3" draw:text-style-name="P2" draw:layer="layout" svg:width="0.815cm" svg:height="0.65cm" svg:x="4.192cm" svg:y="1.263cm">
          <draw:text-box>
            <text:p><text:span text:style-name="T1">-1</text:span></text:p>
          </draw:text-box>
        </draw:frame>
        <draw:frame draw:style-name="gr3" draw:text-style-name="P2" draw:layer="layout" svg:width="0.815cm" svg:height="0.65cm" svg:x="1.55cm" svg:y="3.85cm">
          <draw:text-box>
            <text:p><text:span text:style-name="T1">-1</text:span></text:p>
          </draw:text-box>
        </draw:frame>
        <draw:frame draw:style-name="gr4" draw:text-style-name="P3" draw:layer="layout" svg:width="1.706cm" svg:height="0.682cm" svg:x="4.698cm" svg:y="3.443cm">
          <draw:text-box>
            <text:p text:style-name="P3"><text:span text:style-name="T2">(x</text:span><text:span text:style-name="T3">i</text:span><text:span text:style-name="T4">, y</text:span><text:span text:style-name="T3">j</text:span><text:span text:style-name="T4">)</text:span></text:p>
          </draw:text-box>
        </draw:frame>
        <draw:frame draw:style-name="gr4" draw:text-style-name="P3" draw:layer="layout" svg:width="2.113cm" svg:height="0.682cm" svg:x="2.056cm" svg:y="3.443cm">
          <draw:text-box>
            <text:p text:style-name="P3"><text:span text:style-name="T4">(x</text:span><text:span text:style-name="T3">i-1</text:span><text:span text:style-name="T4">, y</text:span><text:span text:style-name="T3">j</text:span><text:span text:style-name="T4">)</text:span></text:p>
          </draw:text-box>
        </draw:frame>
        <draw:frame draw:style-name="gr4" draw:text-style-name="P3" draw:layer="layout" svg:width="2.641cm" svg:height="0.682cm" svg:x="4.699cm" svg:y="6.085cm">
          <draw:text-box>
            <text:p text:style-name="P3"><text:span text:style-name="T4">(x</text:span><text:span text:style-name="T3">i</text:span><text:span text:style-name="T4">, y</text:span><text:span text:style-name="T3">j-1</text:span><text:span text:style-name="T4">)</text:span></text:p>
          </draw:text-box>
        </draw:frame>
        <draw:frame draw:style-name="gr4" draw:text-style-name="P3" draw:layer="layout" svg:width="1.652cm" svg:height="0.682cm" svg:x="7.34cm" svg:y="3.443cm">
          <draw:text-box>
            <text:p text:style-name="P3"><text:span text:style-name="T4">(x</text:span><text:span text:style-name="T3">i+1</text:span><text:span text:style-name="T4">, y</text:span><text:span text:style-name="T3">j</text:span><text:span text:style-name="T4">)</text:span></text:p>
          </draw:text-box>
        </draw:frame>
        <draw:frame draw:style-name="gr4" draw:text-style-name="P3" draw:layer="layout" svg:width="1.916cm" svg:height="0.682cm" svg:x="4.698cm" svg:y="0.846cm">
          <draw:text-box>
            <text:p text:style-name="P3"><text:span text:style-name="T4">(x</text:span><text:span text:style-name="T3">i</text:span><text:span text:style-name="T4">, y</text:span><text:span text:style-name="T3">j+1</text:span><text:span text:style-name="T4">)</text:span></text:p>
          </draw:text-box>
        </draw:frame>
        <draw:line draw:style-name="gr5" draw:text-style-name="P1" draw:layer="layout" svg:x1="1cm" svg:y1="7.879cm" svg:x2="1cm" svg:y2="3.642cm">
          <text:p/>
        </draw:line>
        <draw:line draw:style-name="gr5" draw:text-style-name="P1" draw:layer="layout" svg:x1="1cm" svg:y1="7.879cm" svg:x2="4.963cm" svg:y2="7.89cm">
          <text:p/>
        </draw:line>
        <draw:frame draw:style-name="gr6" draw:text-style-name="P2" draw:layer="layout" svg:width="0.578cm" svg:height="0.65cm" svg:x="4.434cm" svg:y="8.011cm">
          <draw:text-box>
            <text:p><text:span text:style-name="T1">i</text:span></text:p>
          </draw:text-box>
        </draw:frame>
        <draw:frame draw:style-name="gr6" draw:text-style-name="P2" draw:layer="layout" svg:width="0.578cm" svg:height="0.65cm" svg:x="0.223cm" svg:y="3.586cm">
          <draw:text-box>
            <text:p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12:05:29.010160225</meta:creation-date>
    <dc:date>2015-02-18T17:14:42.849867904</dc:date>
    <meta:editing-duration>PT1M38S</meta:editing-duration>
    <meta:editing-cycles>4</meta:editing-cycles>
    <meta:generator>LibreOffice/4.2.7.2$Linux_X86_64 LibreOffice_project/420m0$Build-2</meta:generator>
    <meta:document-statistic meta:object-count="21"/>
  </office:meta>
</office:document-meta>
</file>